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2cm" fo:min-width="12.79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1cm" fo:min-width="7.30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06cm" fo:min-width="5.56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1cm" fo:min-width="5.92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62cm" fo:min-width="5.86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18.8cm" svg:height="1.6cm" svg:x="0.9cm" svg:y="1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8.8cm" svg:height="1.6cm" svg:x="1cm" svg:y="26.7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2.4cm" svg:height="2cm" svg:x="3.6cm" svg:y="4.4cm">
          <text:p text:style-name="P1">Pobierz: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1" draw:id="id1" draw:layer="layout" svg:width="12.127cm" svg:height="3.511cm" draw:transform="rotate (-0.00890117918517077) translate (3.331cm 7.381cm)">
          <text:p text:style-name="P1">Czy liczba podzielna jest przez 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" draw:id="id2" draw:layer="layout" svg:width="10.2cm" svg:height="2cm" svg:x="0.1cm" svg:y="15.3cm">
          <text:p text:style-name="P1">Wyprowadź: „Parzysta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3" draw:id="id3" draw:layer="layout" svg:width="10.1cm" svg:height="2.4cm" svg:x="10.2cm" svg:y="12.9cm">
          <text:p text:style-name="P1">Wyprowadź: „N.parzysta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" draw:text-style-name="P2" draw:layer="layout" svg:x1="10.4cm" svg:y1="3cm" svg:x2="9.8cm" svg:y2="4.7cm">
          <text:p/>
        </draw:line>
        <draw:line draw:style-name="gr6" draw:text-style-name="P2" draw:layer="layout" svg:x1="10cm" svg:y1="6.5cm" svg:x2="9.4cm" svg:y2="7.6cm">
          <text:p/>
        </draw:line>
        <draw:connector draw:style-name="gr7" draw:text-style-name="P2" draw:layer="layout" draw:line-skew="-1.314cm" svg:x1="3.318cm" svg:y1="9.146cm" svg:x2="5.2cm" svg:y2="15.3cm" draw:start-shape="id1" draw:start-glue-point="5" draw:end-shape="id2" draw:end-glue-point="5" svg:d="M3318 9146h-1818v3977h3700v2177" svg:viewBox="0 0 3701 6155">
          <text:p text:style-name="P1">Tak</text:p>
        </draw:connector>
        <draw:connector draw:style-name="gr7" draw:text-style-name="P2" draw:layer="layout" draw:line-skew="-0.044cm" svg:x1="15.446cm" svg:y1="9.254cm" svg:x2="15.25cm" svg:y2="12.9cm" draw:start-shape="id1" draw:start-glue-point="7" draw:end-shape="id3" draw:end-glue-point="5" svg:d="M15446 9254h454v2669h-650v977" svg:viewBox="0 0 651 3647">
          <text:p text:style-name="P1">Nie</text:p>
        </draw:connector>
        <draw:line draw:style-name="gr6" draw:text-style-name="P2" draw:layer="layout" svg:x1="4cm" svg:y1="17.5cm" svg:x2="10.5cm" svg:y2="26.9cm">
          <text:p/>
        </draw:line>
        <draw:line draw:style-name="gr6" draw:text-style-name="P2" draw:layer="layout" svg:x1="14.2cm" svg:y1="15.4cm" svg:x2="10.3cm" svg:y2="27.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11:29:11.471668071</meta:creation-date>
    <dc:date>2020-09-17T11:39:22.553917865</dc:date>
    <meta:editing-duration>PT1S</meta:editing-duration>
    <meta:editing-cycles>1</meta:editing-cycles>
    <meta:document-statistic meta:object-count="12"/>
    <meta:generator>LibreOffice/6.4.5.2$Linux_X86_64 LibreOffice_project/40$Build-2</meta:generator>
  </office:meta>
</office:document-meta>
</file>